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list-style-name="L1"/>
    <style:style style:name="T1" style:family="text">
      <style:text-properties fo:font-variant="normal" fo:text-transform="none" fo:color="#231f20"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Geomajas</text:p>
      <text:p text:style-name="P1"><text:a xlink:type="simple" xlink:href="http://www.geomajas.org/">Geomajas</text:a><text:span text:style-name="T2"> </text:span><text:span text:style-name="T1">is the extensible open source web mapping framework, enabling integrated GIS solutions for businesses and government. It has an integrated </text:span><text:span text:style-name="Strong_20_Emphasis"><text:span text:style-name="T1">client-server </text:span></text:span><text:span text:style-name="T1">architecture, with a high focus on </text:span><text:span text:style-name="Strong_20_Emphasis"><text:span text:style-name="T1">server-side integration </text:span></text:span><text:span text:style-name="T1">of your data (be it through GeoTools or Hibernate). This means that you apply your security and business logic on the server before anything gets send to the client, resulting in robust applications and a </text:span><text:span text:style-name="Strong_20_Emphasis"><text:span text:style-name="T1">real thin client</text:span></text:span><text:span text:style-name="T1">.</text:span></text:p>
      <text:p text:style-name="Heading_20_2">Description</text:p>
      <text:p text:style-name="Normal">Geomajas is a free and open source GIS framework for building rich internet applications. It has sophisticated capabilities for displaying and managing geospatial information. Its modular design makes it easily extensible, while a client-server architecture guarantees endless scalability.</text:p>
      <text:p text:style-name="Normal">The focus of Geomajas is to provide a platform for server-side integration of geospatial data, allowing multiple users to control and manage the data from within their own browsers. In essence, Geomajas provides a set of powerful building blocks, from which the most complex GIS applications can easily be built.</text:p>
      <text:p text:style-name="Normal"/>
      <text:p text:style-name="Normal">It's key features are: </text:p>
      <text:list xml:id="list28628331" text:style-name="L1">
        <text:list-item>
          <text:p text:style-name="P2">Integrated client-server architecture</text:p>
        </text:list-item>
        <text:list-item>
          <text:p text:style-name="P2">Geometry and attribute editing</text:p>
        </text:list-item>
        <text:list-item>
          <text:p text:style-name="P2">Custom attribute definitions</text:p>
        </text:list-item>
        <text:list-item>
          <text:p text:style-name="P2">Advanced querying capabilities (CQL)</text:p>
        </text:list-item>
        <text:list-item>
          <text:p text:style-name="P2">Out-of-the-box security</text:p>
        </text:list-item>
        <text:list-item>
          <text:p text:style-name="P2">Extensible plug-in mechanism</text:p>
        </text:list-item>
        <text:list-item>
          <text:p text:style-name="P2">Multiple front-end technologies</text:p>
        </text:list-item>
        <text:list-item>
          <text:p text:style-name="P2">Cross browser support, without the need for browser plug-ins.</text:p>
        </text:list-item>
      </text:list>
      <text:p text:style-name="Heading_20_2">Running Geomajas on the LiveDVD</text:p>
      <text:p text:style-name="Normal">To run Geomajas on the Live DVD, click on the "Geomajas start" link on the desktop. After a few seconds of loading, a browser will pop up, pointing to the Geomajas 1.6.0 showcase. </text:p>
      <text:p text:style-name="Normal">This showcase provides a list of more than 30 samples, each displaying a single functionality that Geomajas provides. Also for each of these samples, there is the opportunity to directly view the source code, so you can see how the magic works.</text:p>
      <text:p text:style-name="Normal">To stop the Geomajas server from running, click on the "Geomajas stop" link on the desktop.</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fo:keep-with-next="auto"/>
      <style:text-properties style:font-name="Liberation Sans"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1b">
      <text:list-level-style-bullet text:level="1" style:num-suffix="." text:bullet-char="•">
        <style:list-level-properties text:list-level-position-and-space-mode="label-alignment">
          <style:list-level-label-alignment text:label-followed-by="listtab" fo:text-indent="-0.6cm" fo:margin-left="0.6cm"/>
        </style:list-level-properties>
      </text:list-level-style-bullet>
      <text:list-level-style-bullet text:level="2" style:num-suffix="." text:bullet-char="◦">
        <style:list-level-properties text:list-level-position-and-space-mode="label-alignment">
          <style:list-level-label-alignment text:label-followed-by="listtab" fo:text-indent="-0.6cm" fo:margin-left="0.6cm"/>
        </style:list-level-properties>
      </text:list-level-style-bullet>
      <text:list-level-style-bullet text:level="3" style:num-suffix="." text:bullet-char="▪">
        <style:list-level-properties text:list-level-position-and-space-mode="label-alignment">
          <style:list-level-label-alignment text:label-followed-by="listtab" fo:text-indent="-0.6cm" fo:margin-left="0.6cm"/>
        </style:list-level-properties>
      </text:list-level-style-bullet>
      <text:list-level-style-bullet text:level="4" style:num-suffix="." text:bullet-char="•">
        <style:list-level-properties text:list-level-position-and-space-mode="label-alignment">
          <style:list-level-label-alignment text:label-followed-by="listtab" fo:text-indent="-0.6cm" fo:margin-left="0.6cm"/>
        </style:list-level-properties>
      </text:list-level-style-bullet>
      <text:list-level-style-bullet text:level="5" style:num-suffix="." text:bullet-char="◦">
        <style:list-level-properties text:list-level-position-and-space-mode="label-alignment">
          <style:list-level-label-alignment text:label-followed-by="listtab" fo:text-indent="-0.6cm" fo:margin-left="0.6cm"/>
        </style:list-level-properties>
      </text:list-level-style-bullet>
      <text:list-level-style-bullet text:level="6" style:num-suffix="." text:bullet-char="▪">
        <style:list-level-properties text:list-level-position-and-space-mode="label-alignment">
          <style:list-level-label-alignment text:label-followed-by="listtab" fo:text-indent="-0.6cm" fo:margin-left="0.6cm"/>
        </style:list-level-properties>
      </text:list-level-style-bullet>
      <text:list-level-style-bullet text:level="7" style:num-suffix="." text:bullet-char="•">
        <style:list-level-properties text:list-level-position-and-space-mode="label-alignment">
          <style:list-level-label-alignment text:label-followed-by="listtab" fo:text-indent="-0.6cm" fo:margin-left="0.6cm"/>
        </style:list-level-properties>
      </text:list-level-style-bullet>
      <text:list-level-style-bullet text:level="8" style:num-suffix="." text:bullet-char="◦">
        <style:list-level-properties text:list-level-position-and-space-mode="label-alignment">
          <style:list-level-label-alignment text:label-followed-by="listtab" fo:text-indent="-0.6cm" fo:margin-left="0.6cm"/>
        </style:list-level-properties>
      </text:list-level-style-bullet>
      <text:list-level-style-bullet text:level="9" style:num-suffix="." text:bullet-char="▪">
        <style:list-level-properties text:list-level-position-and-space-mode="label-alignment">
          <style:list-level-label-alignment text:label-followed-by="listtab" fo:text-indent="-0.6cm" fo:margin-left="0.6cm"/>
        </style:list-level-properties>
      </text:list-level-style-bullet>
      <text:list-level-style-bullet text:level="10" style:num-suffix="." text:bullet-char="•">
        <style:list-level-properties text:list-level-position-and-space-mode="label-alignment">
          <style:list-level-label-alignment text:label-followed-by="listtab" fo:text-indent="-0.6cm" fo:margin-left="0.6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07-02T08:52:37.54</dc:date>
    <dc:creator>Pieter De Graef</dc:creator>
    <meta:editing-duration>PT00H10M45S</meta:editing-duration>
    <meta:editing-cycles>4</meta:editing-cycles>
    <meta:document-statistic meta:table-count="0" meta:image-count="0" meta:object-count="0" meta:page-count="1" meta:paragraph-count="18" meta:word-count="297" meta:character-count="1914"/>
  </office:meta>
</office:document-meta>
</file>